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.94mm" svg:height="62.69mm" svg:x="4.68mm" svg:y="73.3mm">
            <loext:p draw:notify-on-update-of-ranges="Sheet1.B1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67mm" svg:height="66.94mm" svg:x="118.68mm" svg:y="72.5mm">
            <loext:p draw:notify-on-update-of-ranges="Sheet1.C1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32mm" svg:height="66.95mm" svg:x="239.28mm" svg:y="73.31mm">
            <loext:p draw:notify-on-update-of-ranges="Sheet1.D1:Sheet1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2.06mm" svg:height="66.67mm" svg:x="0mm" svg:y="139.17mm">
            <loext:p draw:notify-on-update-of-ranges="Sheet1.C51:Sheet1.C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2.9mm" svg:height="66.66mm" svg:x="113.98mm" svg:y="138.4mm">
            <loext:p draw:notify-on-update-of-ranges="Sheet1.D52:Sheet1.D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2.6mm" svg:height="65.87mm" svg:x="227.45mm" svg:y="137.59mm">
            <loext:p draw:notify-on-update-of-ranges="Sheet1.E52:Sheet1.E6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.22253212591933" calcext:value-type="float">
            <text:p>1.2225321259</text:p>
          </table:table-cell>
          <table:table-cell table:style-name="ce1" office:value-type="float" office:value="0.117764718102814" calcext:value-type="float">
            <text:p>0.1177647181</text:p>
          </table:table-cell>
          <table:table-cell table:style-name="ce1" office:value-type="float" office:value="0.324242394721344" calcext:value-type="float">
            <text:p>0.3242423947</text:p>
          </table:table-cell>
          <table:table-cell table:style-name="ce1"/>
          <table:table-cell table:style-name="ce2" office:value-type="float" office:value="0.56394445" calcext:value-type="float">
            <text:p>0.56394445</text:p>
          </table:table-cell>
          <table:table-cell table:style-name="ce2" office:value-type="float" office:value="0.57358036" calcext:value-type="float">
            <text:p>0.57358036</text:p>
          </table:table-cell>
          <table:table-cell table:style-name="ce2" office:value-type="float" office:value="-0.42681518" calcext:value-type="float">
            <text:p>-0.42681518</text:p>
          </table:table-cell>
          <table:table-cell table:style-name="ce2"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2"/>
          <table:table-cell table:style-name="ce2" office:value-type="float" office:value="0.56411178" calcext:value-type="float">
            <text:p>0.56411178</text:p>
          </table:table-cell>
          <table:table-cell table:style-name="ce2" office:value-type="float" office:value="0.57350437" calcext:value-type="float">
            <text:p>0.57350437</text:p>
          </table:table-cell>
          <table:table-cell table:style-name="ce2" office:value-type="float" office:value="-0.42671997" calcext:value-type="float">
            <text:p>-0.42671997</text:p>
          </table:table-cell>
          <table:table-cell table:style-name="ce2" office:value-type="float" office:value="-0.413256" calcext:value-type="float">
            <text:p>-0.41325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2"/>
          <table:table-cell table:style-name="ce2" office:value-type="float" office:value="0.56411737" calcext:value-type="float">
            <text:p>0.56411737</text:p>
          </table:table-cell>
          <table:table-cell table:style-name="ce2" office:value-type="float" office:value="0.57350183" calcext:value-type="float">
            <text:p>0.57350183</text:p>
          </table:table-cell>
          <table:table-cell table:style-name="ce2" office:value-type="float" office:value="-0.42671679" calcext:value-type="float">
            <text:p>-0.42671679</text:p>
          </table:table-cell>
          <table:table-cell table:style-name="ce2" office:value-type="float" office:value="-0.41325518" calcext:value-type="float">
            <text:p>-0.41325518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2"/>
          <table:table-cell table:style-name="ce2" office:value-type="float" office:value="0.56414028" calcext:value-type="float">
            <text:p>0.56414028</text:p>
          </table:table-cell>
          <table:table-cell table:style-name="ce2" office:value-type="float" office:value="0.57349101" calcext:value-type="float">
            <text:p>0.57349101</text:p>
          </table:table-cell>
          <table:table-cell table:style-name="ce2" office:value-type="float" office:value="-0.42670287" calcext:value-type="float">
            <text:p>-0.42670287</text:p>
          </table:table-cell>
          <table:table-cell table:style-name="ce2" office:value-type="float" office:value="-0.41325326" calcext:value-type="float">
            <text:p>-0.4132532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2"/>
          <table:table-cell table:style-name="ce2" office:value-type="float" office:value="0.56415122" calcext:value-type="float">
            <text:p>0.56415122</text:p>
          </table:table-cell>
          <table:table-cell table:style-name="ce2" office:value-type="float" office:value="0.57348585" calcext:value-type="float">
            <text:p>0.57348585</text:p>
          </table:table-cell>
          <table:table-cell table:style-name="ce2" office:value-type="float" office:value="-0.42669623" calcext:value-type="float">
            <text:p>-0.42669623</text:p>
          </table:table-cell>
          <table:table-cell table:style-name="ce2" office:value-type="float" office:value="-0.41325234" calcext:value-type="float">
            <text:p>-0.41325234</text:p>
          </table:table-cell>
          <table:table-cell table:number-columns-repeated="2"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12])" office:value-type="float" office:value="1.22242521926426" calcext:value-type="float">
            <text:p>1.2224252193</text:p>
          </table:table-cell>
          <table:table-cell table:style-name="ce1" table:formula="of:=AVERAGE([.C1:.C12])" office:value-type="float" office:value="0.112532142653369" calcext:value-type="float">
            <text:p>0.1125321427</text:p>
          </table:table-cell>
          <table:table-cell table:style-name="ce1" table:formula="of:=AVERAGE([.D1:.D12])" office:value-type="float" office:value="0.324441638047549" calcext:value-type="float">
            <text:p>0.324441638</text:p>
          </table:table-cell>
          <table:table-cell table:style-name="ce1" table:formula="of:=AVERAGE([.E1:.E12])" office:value-type="string" office:string-value="" calcext:value-type="error">
            <text:p>#DIV/0!</text:p>
          </table:table-cell>
          <table:table-cell table:style-name="ce1" table:formula="of:=AVERAGE([.F1:.F12])" office:value-type="float" office:value="0.564006354166667" calcext:value-type="float">
            <text:p>0.5640063542</text:p>
          </table:table-cell>
          <table:table-cell table:style-name="ce1" table:formula="of:=AVERAGE([.G1:.G12])" office:value-type="float" office:value="0.573552161666667" calcext:value-type="float">
            <text:p>0.5735521617</text:p>
          </table:table-cell>
          <table:table-cell table:style-name="ce1" table:formula="of:=AVERAGE([.H1:.H12])" office:value-type="float" office:value="-0.426779775" calcext:value-type="float">
            <text:p>-0.426779775</text:p>
          </table:table-cell>
          <table:table-cell table:style-name="ce1" table:formula="of:=AVERAGE([.I1:.I12])" office:value-type="float" office:value="-0.413271945" calcext:value-type="float">
            <text:p>-0.413271945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table:formula="of:=STDEV([.B1:.B12])" office:value-type="float" office:value="0.000160406889941034" calcext:value-type="float">
            <text:p>0.0001604069</text:p>
          </table:table-cell>
          <table:table-cell table:style-name="ce1" table:formula="of:=STDEV([.C1:.C12])" office:value-type="float" office:value="0.00772908521271212" calcext:value-type="float">
            <text:p>0.0077290852</text:p>
          </table:table-cell>
          <table:table-cell table:style-name="ce1" table:formula="of:=STDEV([.D1:.D12])" office:value-type="float" office:value="0.000294361535351263" calcext:value-type="float">
            <text:p>0.0002943615</text:p>
          </table:table-cell>
          <table:table-cell table:style-name="ce1" table:formula="of:=STDEV([.E1:.E12])" office:value-type="string" office:string-value="" calcext:value-type="error">
            <text:p>#DIV/0!</text:p>
          </table:table-cell>
          <table:table-cell table:style-name="ce1" table:formula="of:=STDEV([.F1:.F12])" office:value-type="float" office:value="0.0000919576814190708" calcext:value-type="float">
            <text:p>9.19576814190708E-05</text:p>
          </table:table-cell>
          <table:table-cell table:style-name="ce1" table:formula="of:=STDEV([.G1:.G12])" office:value-type="float" office:value="0.0000419038418358856" calcext:value-type="float">
            <text:p>4.19038418358856E-05</text:p>
          </table:table-cell>
          <table:table-cell table:style-name="ce1" table:formula="of:=STDEV([.H1:.H12])" office:value-type="float" office:value="0.0000526273403711967" calcext:value-type="float">
            <text:p>5.26273403711967E-05</text:p>
          </table:table-cell>
          <table:table-cell table:style-name="ce1" table:formula="of:=STDEV([.I1:.I12])" office:value-type="float" office:value="0.0000131388338350658" calcext:value-type="float">
            <text:p>1.31388338350658E-05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lting the calibration targe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ilting the pla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19474755261114" calcext:value-type="float">
            <text:p>1.1947475526</text:p>
          </table:table-cell>
          <table:table-cell office:value-type="float" office:value="0.121438713626151" calcext:value-type="float">
            <text:p>0.1214387136</text:p>
          </table:table-cell>
          <table:table-cell office:value-type="float" office:value="0.53522932642761" calcext:value-type="float">
            <text:p>0.5352293264</text:p>
          </table:table-cell>
          <table:table-cell table:style-name="ce3" table:number-columns-repeated="2"/>
          <table:table-cell office:value-type="float" office:value="0.65246148" calcext:value-type="float">
            <text:p>0.65246148</text:p>
          </table:table-cell>
          <table:table-cell office:value-type="float" office:value="0.66286496" calcext:value-type="float">
            <text:p>0.66286496</text:p>
          </table:table-cell>
          <table:table-cell office:value-type="float" office:value="-0.26947818" calcext:value-type="float">
            <text:p>-0.26947818</text:p>
          </table:table-cell>
          <table:table-cell office:value-type="float" office:value="-0.24957076" calcext:value-type="float">
            <text:p>-0.24957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464861911932" calcext:value-type="float">
            <text:p>1.1946486191</text:p>
          </table:table-cell>
          <table:table-cell office:value-type="float" office:value="0.121123815208402" calcext:value-type="float">
            <text:p>0.1211238152</text:p>
          </table:table-cell>
          <table:table-cell office:value-type="float" office:value="0.536113233308979" calcext:value-type="float">
            <text:p>0.5361132333</text:p>
          </table:table-cell>
          <table:table-cell table:style-name="ce3" table:number-columns-repeated="2"/>
          <table:table-cell office:value-type="float" office:value="0.65243445" calcext:value-type="float">
            <text:p>0.65243445</text:p>
          </table:table-cell>
          <table:table-cell office:value-type="float" office:value="0.66291594" calcext:value-type="float">
            <text:p>0.66291594</text:p>
          </table:table-cell>
          <table:table-cell office:value-type="float" office:value="-0.26940731" calcext:value-type="float">
            <text:p>-0.26940731</text:p>
          </table:table-cell>
          <table:table-cell office:value-type="float" office:value="-0.24958233" calcext:value-type="float">
            <text:p>-0.24958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.19469306350924" calcext:value-type="float">
            <text:p>1.1946930635</text:p>
          </table:table-cell>
          <table:table-cell office:value-type="float" office:value="0.121158280005987" calcext:value-type="float">
            <text:p>0.12115828</text:p>
          </table:table-cell>
          <table:table-cell office:value-type="float" office:value="0.536030284567048" calcext:value-type="float">
            <text:p>0.5360302846</text:p>
          </table:table-cell>
          <table:table-cell table:style-name="ce3" table:number-columns-repeated="2"/>
          <table:table-cell office:value-type="float" office:value="0.65244436" calcext:value-type="float">
            <text:p>0.65244436</text:p>
          </table:table-cell>
          <table:table-cell office:value-type="float" office:value="0.66292448" calcext:value-type="float">
            <text:p>0.66292448</text:p>
          </table:table-cell>
          <table:table-cell office:value-type="float" office:value="-0.26937283" calcext:value-type="float">
            <text:p>-0.26937283</text:p>
          </table:table-cell>
          <table:table-cell office:value-type="float" office:value="-0.24957095" calcext:value-type="float">
            <text:p>-0.24957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.21449266436421" calcext:value-type="float">
            <text:p>1.2144926644</text:p>
          </table:table-cell>
          <table:table-cell office:value-type="float" office:value="0.102377401358769" calcext:value-type="float">
            <text:p>0.1023774014</text:p>
          </table:table-cell>
          <table:table-cell office:value-type="float" office:value="0.493271767974861" calcext:value-type="float">
            <text:p>0.493271768</text:p>
          </table:table-cell>
          <table:table-cell table:style-name="ce3" table:number-columns-repeated="2"/>
          <table:table-cell office:value-type="float" office:value="0.65283472" calcext:value-type="float">
            <text:p>0.65283472</text:p>
          </table:table-cell>
          <table:table-cell office:value-type="float" office:value="0.66222926" calcext:value-type="float">
            <text:p>0.66222926</text:p>
          </table:table-cell>
          <table:table-cell office:value-type="float" office:value="-0.26937964" calcext:value-type="float">
            <text:p>-0.26937964</text:p>
          </table:table-cell>
          <table:table-cell office:value-type="float" office:value="-0.25033177" calcext:value-type="float">
            <text:p>-0.25033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17603944018488" calcext:value-type="float">
            <text:p>1.1760394402</text:p>
          </table:table-cell>
          <table:table-cell office:value-type="float" office:value="0.0880780415973685" calcext:value-type="float">
            <text:p>0.0880780416</text:p>
          </table:table-cell>
          <table:table-cell office:value-type="float" office:value="0.565731849816201" calcext:value-type="float">
            <text:p>0.5657318498</text:p>
          </table:table-cell>
          <table:table-cell table:style-name="ce3" table:number-columns-repeated="2"/>
          <table:table-cell office:value-type="float" office:value="0.65352462" calcext:value-type="float">
            <text:p>0.65352462</text:p>
          </table:table-cell>
          <table:table-cell office:value-type="float" office:value="0.66054445" calcext:value-type="float">
            <text:p>0.66054445</text:p>
          </table:table-cell>
          <table:table-cell office:value-type="float" office:value="-0.26998096" calcext:value-type="float">
            <text:p>-0.26998096</text:p>
          </table:table-cell>
          <table:table-cell office:value-type="float" office:value="-0.2522214" calcext:value-type="float">
            <text:p>-0.2522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.19748757903504" calcext:value-type="float">
            <text:p>1.197487579</text:p>
          </table:table-cell>
          <table:table-cell office:value-type="float" office:value="0.120901920324329" calcext:value-type="float">
            <text:p>0.1209019203</text:p>
          </table:table-cell>
          <table:table-cell office:value-type="float" office:value="0.53646079437297" calcext:value-type="float">
            <text:p>0.5364607944</text:p>
          </table:table-cell>
          <table:table-cell table:style-name="ce3" table:number-columns-repeated="2"/>
          <table:table-cell office:value-type="float" office:value="0.65466675" calcext:value-type="float">
            <text:p>0.65466675</text:p>
          </table:table-cell>
          <table:table-cell office:value-type="float" office:value="0.65776862" calcext:value-type="float">
            <text:p>0.65776862</text:p>
          </table:table-cell>
          <table:table-cell office:value-type="float" office:value="-0.27095746" calcext:value-type="float">
            <text:p>-0.27095746</text:p>
          </table:table-cell>
          <table:table-cell office:value-type="float" office:value="-0.25533437" calcext:value-type="float">
            <text:p>-0.255334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.19766083737664" calcext:value-type="float">
            <text:p>1.1976608374</text:p>
          </table:table-cell>
          <table:table-cell office:value-type="float" office:value="0.12117648849541" calcext:value-type="float">
            <text:p>0.1211764885</text:p>
          </table:table-cell>
          <table:table-cell office:value-type="float" office:value="0.536543224927469" calcext:value-type="float">
            <text:p>0.5365432249</text:p>
          </table:table-cell>
          <table:table-cell table:style-name="ce3" table:number-columns-repeated="2"/>
          <table:table-cell office:value-type="float" office:value="0.65457506" calcext:value-type="float">
            <text:p>0.65457506</text:p>
          </table:table-cell>
          <table:table-cell office:value-type="float" office:value="0.6579815" calcext:value-type="float">
            <text:p>0.6579815</text:p>
          </table:table-cell>
          <table:table-cell office:value-type="float" office:value="-0.27090565" calcext:value-type="float">
            <text:p>-0.27090565</text:p>
          </table:table-cell>
          <table:table-cell office:value-type="float" office:value="-0.25508496" calcext:value-type="float">
            <text:p>-0.2550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.19765214378711" calcext:value-type="float">
            <text:p>1.1976521438</text:p>
          </table:table-cell>
          <table:table-cell office:value-type="float" office:value="0.121162202066263" calcext:value-type="float">
            <text:p>0.1211622021</text:p>
          </table:table-cell>
          <table:table-cell office:value-type="float" office:value="0.536312883229045" calcext:value-type="float">
            <text:p>0.5363128832</text:p>
          </table:table-cell>
          <table:table-cell table:style-name="ce3" table:number-columns-repeated="2"/>
          <table:table-cell office:value-type="float" office:value="0.65454588" calcext:value-type="float">
            <text:p>0.65454588</text:p>
          </table:table-cell>
          <table:table-cell office:value-type="float" office:value="0.65804731" calcext:value-type="float">
            <text:p>0.65804731</text:p>
          </table:table-cell>
          <table:table-cell office:value-type="float" office:value="-0.27089239" calcext:value-type="float">
            <text:p>-0.27089239</text:p>
          </table:table-cell>
          <table:table-cell office:value-type="float" office:value="-0.25500708" calcext:value-type="float">
            <text:p>-0.25500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.19765748862447" calcext:value-type="float">
            <text:p>1.1976574886</text:p>
          </table:table-cell>
          <table:table-cell office:value-type="float" office:value="0.121138514674968" calcext:value-type="float">
            <text:p>0.1211385147</text:p>
          </table:table-cell>
          <table:table-cell office:value-type="float" office:value="0.53644108843685" calcext:value-type="float">
            <text:p>0.5364410884</text:p>
          </table:table-cell>
          <table:table-cell table:style-name="ce3" table:number-columns-repeated="2"/>
          <table:table-cell office:value-type="float" office:value="0.65432094" calcext:value-type="float">
            <text:p>0.65432094</text:p>
          </table:table-cell>
          <table:table-cell office:value-type="float" office:value="0.65855555" calcext:value-type="float">
            <text:p>0.65855555</text:p>
          </table:table-cell>
          <table:table-cell office:value-type="float" office:value="-0.27078884" calcext:value-type="float">
            <text:p>-0.27078884</text:p>
          </table:table-cell>
          <table:table-cell office:value-type="float" office:value="-0.25440586" calcext:value-type="float">
            <text:p>-0.254405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.19765748862447" calcext:value-type="float">
            <text:p>1.1976574886</text:p>
          </table:table-cell>
          <table:table-cell office:value-type="float" office:value="0.121138514674968" calcext:value-type="float">
            <text:p>0.1211385147</text:p>
          </table:table-cell>
          <table:table-cell office:value-type="float" office:value="0.53644108843685" calcext:value-type="float">
            <text:p>0.5364410884</text:p>
          </table:table-cell>
          <table:table-cell table:style-name="ce3" table:number-columns-repeated="2"/>
          <table:table-cell office:value-type="float" office:value="0.65399767" calcext:value-type="float">
            <text:p>0.65399767</text:p>
          </table:table-cell>
          <table:table-cell office:value-type="float" office:value="0.65929787" calcext:value-type="float">
            <text:p>0.65929787</text:p>
          </table:table-cell>
          <table:table-cell office:value-type="float" office:value="-0.27062179" calcext:value-type="float">
            <text:p>-0.27062179</text:p>
          </table:table-cell>
          <table:table-cell office:value-type="float" office:value="-0.25353042" calcext:value-type="float">
            <text:p>-0.253530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.19774613717518" calcext:value-type="float">
            <text:p>1.1977461372</text:p>
          </table:table-cell>
          <table:table-cell office:value-type="float" office:value="0.0944479764350302" calcext:value-type="float">
            <text:p>0.0944479764</text:p>
          </table:table-cell>
          <table:table-cell office:value-type="float" office:value="0.527946877763275" calcext:value-type="float">
            <text:p>0.5279468778</text:p>
          </table:table-cell>
          <table:table-cell table:style-name="ce3" table:number-columns-repeated="2"/>
          <table:table-cell office:value-type="float" office:value="0.65392438" calcext:value-type="float">
            <text:p>0.65392438</text:p>
          </table:table-cell>
          <table:table-cell office:value-type="float" office:value="0.65948475" calcext:value-type="float">
            <text:p>0.65948475</text:p>
          </table:table-cell>
          <table:table-cell office:value-type="float" office:value="-0.27056784" calcext:value-type="float">
            <text:p>-0.27056784</text:p>
          </table:table-cell>
          <table:table-cell office:value-type="float" office:value="-0.25330506" calcext:value-type="float">
            <text:p>-0.25330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21761042301567" calcext:value-type="float">
            <text:p>1.217610423</text:p>
          </table:table-cell>
          <table:table-cell office:value-type="float" office:value="0.120750923511899" calcext:value-type="float">
            <text:p>0.1207509235</text:p>
          </table:table-cell>
          <table:table-cell office:value-type="float" office:value="0.491310379939685" calcext:value-type="float">
            <text:p>0.4913103799</text:p>
          </table:table-cell>
          <table:table-cell table:style-name="ce3" table:number-columns-repeated="2"/>
          <table:table-cell office:value-type="float" office:value="0.65429374" calcext:value-type="float">
            <text:p>0.65429374</text:p>
          </table:table-cell>
          <table:table-cell office:value-type="float" office:value="0.65866653" calcext:value-type="float">
            <text:p>0.65866653</text:p>
          </table:table-cell>
          <table:table-cell office:value-type="float" office:value="-0.27075203" calcext:value-type="float">
            <text:p>-0.27075203</text:p>
          </table:table-cell>
          <table:table-cell office:value-type="float" office:value="-0.25426009" calcext:value-type="float">
            <text:p>-0.2542600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51:.C62])" office:value-type="float" office:value="1.19817445311895" calcext:value-type="float">
            <text:p>1.1981744531</text:p>
          </table:table-cell>
          <table:table-cell table:formula="of:=AVERAGE([.D51:.D62])" office:value-type="float" office:value="0.114574399331629" calcext:value-type="float">
            <text:p>0.1145743993</text:p>
          </table:table-cell>
          <table:table-cell table:formula="of:=AVERAGE([.E51:.E62])" office:value-type="float" office:value="0.530652733266737" calcext:value-type="float">
            <text:p>0.5306527333</text:p>
          </table:table-cell>
          <table:table-cell table:number-columns-repeated="2"/>
          <table:table-cell table:formula="of:=AVERAGE([.H51:.H62])" office:value-type="float" office:value="0.653668670833333" calcext:value-type="float">
            <text:p>0.6536686708</text:p>
          </table:table-cell>
          <table:table-cell table:formula="of:=AVERAGE([.I51:.I62])" office:value-type="float" office:value="0.660106768333333" calcext:value-type="float">
            <text:p>0.6601067683</text:p>
          </table:table-cell>
          <table:table-cell table:formula="of:=AVERAGE([.J51:.J62])" office:value-type="float" office:value="-0.270258743333333" calcext:value-type="float">
            <text:p>-0.2702587433</text:p>
          </table:table-cell>
          <table:table-cell table:formula="of:=AVERAGE([.K51:.K62])" office:value-type="float" office:value="-0.252683754166667" calcext:value-type="float">
            <text:p>-0.2526837542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=STDEV([.C51:.C62] )" office:value-type="float" office:value="0.0103221796987289" calcext:value-type="float">
            <text:p>0.0103221797</text:p>
          </table:table-cell>
          <table:table-cell table:formula="of:==STDEV([.D51:.D62] )" office:value-type="float" office:value="0.0122125371300468" calcext:value-type="float">
            <text:p>0.0122125371</text:p>
          </table:table-cell>
          <table:table-cell table:formula="of:==STDEV([.E51:.E62] )" office:value-type="float" office:value="0.0200684795854411" calcext:value-type="float">
            <text:p>0.0200684796</text:p>
          </table:table-cell>
          <table:table-cell table:number-columns-repeated="2"/>
          <table:table-cell table:formula="of:==STDEV([.H51:.H62] )" office:value-type="float" office:value="0.000893042086460727" calcext:value-type="float">
            <text:p>0.0008930421</text:p>
          </table:table-cell>
          <table:table-cell table:formula="of:==STDEV([.I51:.I62] )" office:value-type="float" office:value="0.00208636181197115" calcext:value-type="float">
            <text:p>0.0020863618</text:p>
          </table:table-cell>
          <table:table-cell table:formula="of:==STDEV([.J51:.J62] )" office:value-type="float" office:value="0.000676147219073332" calcext:value-type="float">
            <text:p>0.0006761472</text:p>
          </table:table-cell>
          <table:table-cell table:formula="of:==STDEV([.K51:.K62] )" office:value-type="float" office:value="0.0023255001227359" calcext:value-type="float">
            <text:p>0.0023255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2:08:03.236549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8:07.935885330</meta:creation-date>
    <dc:date>2019-05-09T11:48:26.269346449</dc:date>
    <meta:editing-duration>PT1H35M17S</meta:editing-duration>
    <meta:editing-cycles>14</meta:editing-cycles>
    <meta:generator>LibreOffice/5.1.6.2$Linux_X86_64 LibreOffice_project/10m0$Build-2</meta:generator>
    <meta:document-statistic meta:table-count="1" meta:cell-count="2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5cm" svg:height="6.27cm" xlink:href=".." xlink:type="simple" chart:class="chart:bar" chart:style-name="ch1">
        <chart:title svg:x="5.168cm" svg:y="0.261cm" chart:style-name="ch2">
          <text:p>X</text:p>
        </chart:title>
        <chart:subtitle svg:x="-0.137cm" svg:y="1.165cm" chart:style-name="ch3">
          <text:p>With Constant Orientation of The Calibration Target (RealSense)</text:p>
        </chart:subtitle>
        <chart:plot-area chart:style-name="ch4" table:cell-range-address="Sheet1.B1:Sheet1.B12" svg:x="1.226cm" svg:y="1.973cm" svg:width="9.354cm" svg:height="3.191cm">
          <chartooo:coordinate-region svg:x="2.509cm" svg:y="2.172cm" svg:width="8.071cm" svg:height="2.345cm"/>
          <chart:axis chart:dimension="x" chart:name="primary-x" chart:style-name="ch5">
            <chart:title svg:x="4.946cm" svg:y="5.289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398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B1:Sheet1.B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253212591933">
                <text:p>1.22253212591933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16466923351">
                <text:p>1.22216466923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6466923351">
                <text:p>1.22216466923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68cm" svg:height="6.695cm" xlink:href=".." xlink:type="simple" chart:class="chart:bar" chart:style-name="ch1">
        <chart:title svg:x="5.305cm" svg:y="0.269cm" chart:style-name="ch2">
          <text:p>Y</text:p>
        </chart:title>
        <chart:subtitle svg:x="0cm" svg:y="1.181cm" chart:style-name="ch3">
          <text:p>With Constant Orientation of The Calibration Target (RealSense)</text:p>
        </chart:subtitle>
        <chart:plot-area chart:style-name="ch4" table:cell-range-address="Sheet1.C1:Sheet1.C12" svg:x="1.232cm" svg:y="1.997cm" svg:width="9.615cm" svg:height="3.584cm">
          <chartooo:coordinate-region svg:x="2.33cm" svg:y="2.196cm" svg:width="8.517cm" svg:height="2.738cm"/>
          <chart:axis chart:dimension="x" chart:name="primary-x" chart:style-name="ch5">
            <chart:title svg:x="5.082cm" svg:y="5.714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C1:Sheet1.C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764718102814">
                <text:p>0.117764718102814</text:p>
                <draw:g>
                  <svg:desc>Sheet1.C1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016890707341">
                <text:p>0.10201689070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016890707341">
                <text:p>0.10201689070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3cm" svg:height="6.696cm" xlink:href=".." xlink:type="simple" chart:class="chart:bar" chart:style-name="ch1">
        <chart:title svg:x="5.4cm" svg:y="0.269cm" chart:style-name="ch2">
          <text:p>Z</text:p>
        </chart:title>
        <chart:subtitle svg:x="0.082cm" svg:y="1.181cm" chart:style-name="ch3">
          <text:p>With Constant Orientation of The Calibration Target (RealSense)</text:p>
        </chart:subtitle>
        <chart:plot-area chart:style-name="ch4" table:cell-range-address="Sheet1.D1:Sheet1.D12" svg:x="1.235cm" svg:y="1.997cm" svg:width="9.774cm" svg:height="3.585cm">
          <chartooo:coordinate-region svg:x="2.518cm" svg:y="2.196cm" svg:width="8.491cm" svg:height="2.739cm"/>
          <chart:axis chart:dimension="x" chart:name="primary-x" chart:style-name="ch5">
            <chart:title svg:x="5.165cm" svg:y="5.715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D1:Sheet1.D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4242394721344">
                <text:p>0.324242394721344</text:p>
                <draw:g>
                  <svg:desc>Sheet1.D1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4830299025066">
                <text:p>0.324830299025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4830299025066">
                <text:p>0.324830299025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6.668cm" xlink:href=".." xlink:type="simple" chart:class="chart:bar" chart:style-name="ch1">
        <chart:title svg:x="5.374cm" svg:y="0.269cm" chart:style-name="ch2">
          <text:p>X</text:p>
        </chart:title>
        <chart:subtitle svg:x="0.678cm" svg:y="1.181cm" chart:style-name="ch3">
          <text:p>With Tilting motion of The Calibraiton Target (Real Sense)</text:p>
        </chart:subtitle>
        <chart:plot-area chart:style-name="ch4" table:cell-range-address="Sheet1.C51:Sheet1.C62" svg:x="1.235cm" svg:y="1.997cm" svg:width="9.748cm" svg:height="3.557cm">
          <chartooo:coordinate-region svg:x="2.147cm" svg:y="2.197cm" svg:width="8.836cm" svg:height="2.71cm"/>
          <chart:axis chart:dimension="x" chart:name="primary-x" chart:style-name="ch5">
            <chart:title svg:x="5.152cm" svg:y="5.68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C51:Sheet1.C6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474755261114">
                <text:p>1.19474755261114</text:p>
                <draw:g>
                  <svg:desc>Sheet1.C51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464861911932">
                <text:p>1.19464861911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469306350924">
                <text:p>1.19469306350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449266436421">
                <text:p>1.21449266436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603944018488">
                <text:p>1.17603944018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748757903504">
                <text:p>1.19748757903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766083737664">
                <text:p>1.19766083737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765214378711">
                <text:p>1.19765214378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765748862447">
                <text:p>1.19765748862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765748862447">
                <text:p>1.19765748862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774613717518">
                <text:p>1.19774613717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761042301567">
                <text:p>1.217610423015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91cm" svg:height="6.667cm" xlink:href=".." xlink:type="simple" chart:class="chart:bar" chart:style-name="ch1">
        <chart:title svg:x="5.416cm" svg:y="0.269cm" chart:style-name="ch2">
          <text:p>Y</text:p>
        </chart:title>
        <chart:subtitle svg:x="0.72cm" svg:y="1.181cm" chart:style-name="ch3">
          <text:p>With Tilting motion of The Calibration Target (Real Sense)</text:p>
        </chart:subtitle>
        <chart:plot-area chart:style-name="ch4" table:cell-range-address="Sheet1.D52:Sheet1.D62" svg:x="1.236cm" svg:y="1.997cm" svg:width="9.83cm" svg:height="3.556cm">
          <chartooo:coordinate-region svg:x="2.148cm" svg:y="2.196cm" svg:width="8.918cm" svg:height="2.71cm"/>
          <chart:axis chart:dimension="x" chart:name="primary-x" chart:style-name="ch5">
            <chart:title svg:x="5.194cm" svg:y="5.686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D52:Sheet1.D62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123815208402">
                <text:p>0.121123815208402</text:p>
                <draw:g>
                  <svg:desc>Sheet1.D5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158280005987">
                <text:p>0.121158280005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2377401358769">
                <text:p>0.102377401358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0780415973685">
                <text:p>0.0880780415973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0901920324329">
                <text:p>0.120901920324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117648849541">
                <text:p>0.12117648849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162202066263">
                <text:p>0.12116220206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138514674968">
                <text:p>0.121138514674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138514674968">
                <text:p>0.121138514674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4479764350302">
                <text:p>0.0944479764350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750923511899">
                <text:p>0.1207509235118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61cm" svg:height="6.588cm" xlink:href=".." xlink:type="simple" chart:class="chart:bar" chart:style-name="ch1">
        <chart:title svg:x="5.414cm" svg:y="0.267cm" chart:style-name="ch2">
          <text:p>Z</text:p>
        </chart:title>
        <chart:subtitle svg:x="0.705cm" svg:y="1.177cm" chart:style-name="ch3">
          <text:p>With Tilting motion of The Calibration Target (Real Sense)</text:p>
        </chart:subtitle>
        <chart:plot-area chart:style-name="ch4" table:cell-range-address="Sheet1.E52:Sheet1.E62" svg:x="1.236cm" svg:y="1.991cm" svg:width="9.8cm" svg:height="3.485cm">
          <chartooo:coordinate-region svg:x="2.148cm" svg:y="2.19cm" svg:width="8.888cm" svg:height="2.639cm"/>
          <chart:axis chart:dimension="x" chart:name="primary-x" chart:style-name="ch5">
            <chart:title svg:x="5.179cm" svg:y="5.60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563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E52:Sheet1.E62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6113233308979">
                <text:p>0.536113233308979</text:p>
                <draw:g>
                  <svg:desc>Sheet1.E52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6030284567048">
                <text:p>0.536030284567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271767974861">
                <text:p>0.493271767974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5731849816201">
                <text:p>0.565731849816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46079437297">
                <text:p>0.5364607943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543224927469">
                <text:p>0.536543224927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312883229045">
                <text:p>0.536312883229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644108843685">
                <text:p>0.53644108843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644108843685">
                <text:p>0.53644108843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7946877763275">
                <text:p>0.527946877763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1310379939685">
                <text:p>0.4913103799396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